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50000050076EEE27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ana Serif" svg:font-family="'Sana Serif'" style:font-family-generic="roman"/>
    <style:font-face style:name="Sans Serif" svg:font-family="'Sans Serif'" style:font-family-generic="swiss"/>
    <style:font-face style:name="Sans serfi" svg:font-family="'Sans serfi'" style:font-family-generic="swiss"/>
    <style:font-face style:name="Sans serif" svg:font-family="'Sans serif'" style:font-family-generic="swiss"/>
    <style:font-face style:name="Sanserif" svg:font-family="Sanserif" style:font-family-generic="swiss"/>
    <style:font-face style:name="Sansserif" svg:font-family="Sansserif" style:font-family-generic="swiss"/>
    <style:font-face style:name="sans  Serif" svg:font-family="'sans  Serif'" style:font-family-generic="swiss"/>
    <style:font-face style:name="sans Serif" svg:font-family="'sans Serif'" style:font-family-generic="swiss"/>
  </office:font-face-decls>
  <office:automatic-styles>
    <style:style style:name="P1" style:family="paragraph" style:parent-style-name="Standard">
      <style:text-properties officeooo:rsid="00272f31" officeooo:paragraph-rsid="0015fb52"/>
    </style:style>
    <style:style style:name="P2" style:family="paragraph">
      <loext:graphic-properties draw:fill="bitmap" draw:fill-image-name="Bitmap_20_1" style:repeat="stretch" draw:fill-image-ref-point-x="0%" draw:fill-image-ref-point-y="0%" draw:fill-image-ref-point="center"/>
      <style:paragraph-properties fo:text-align="center"/>
    </style:style>
    <style:style style:name="P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 loext:hyphenation-no-last-word="false"/>
    </style:style>
    <style:style style:name="P4" style:family="paragraph">
      <style:paragraph-properties fo:margin-left="0in" fo:margin-right="0in" fo:margin-top="0in" fo:margin-bottom="0in" fo:line-height="115%" fo:text-align="start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 loext:hyphenation-no-last-word="false"/>
    </style:style>
    <style:style style:name="P5" style:family="paragraph">
      <style:paragraph-properties fo:margin-left="0in" fo:margin-right="0in" fo:margin-top="0in" fo:margin-bottom="0in" fo:line-height="115%" fo:text-align="start" fo:text-indent="0in" style:text-autospace="ideograph-alpha" style:punctuation-wrap="hanging" style:line-break="strict" loext:tab-stop-distance="0in">
        <style:tab-stops/>
      </style:paragraph-properties>
      <style:text-properties fo:hyphenate="false" loext:hyphenation-no-caps="false" loext:hyphenation-no-last-word="false"/>
    </style:style>
    <style:style style:name="P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loext:tab-stop-distance="0in">
        <style:tab-stops/>
      </style:paragraph-properties>
      <style:text-properties fo:hyphenate="false" loext:hyphenation-no-caps="false" loext:hyphenation-no-last-word="false"/>
    </style:style>
    <style:style style:name="P7" style:family="paragraph">
      <style:paragraph-properties fo:margin-left="0in" fo:margin-right="0in" fo:margin-top="0.1654in" fo:margin-bottom="0.1374in" fo:line-height="115%" fo:text-align="start" fo:text-indent="0in" style:text-autospace="ideograph-alpha" style:punctuation-wrap="hanging" style:line-break="strict" loext:tab-stop-distance="0in">
        <style:tab-stops/>
      </style:paragraph-properties>
      <style:text-properties fo:hyphenate="false" loext:hyphenation-no-caps="false" loext:hyphenation-no-last-word="false"/>
    </style:style>
    <style:style style:name="P8" style:family="paragraph">
      <loext:graphic-properties draw:fill="solid" draw:fill-color="#f5f5dc"/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 loext:hyphenation-no-last-word="false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loext:tab-stop-distance="0in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Noto Sans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0" style:family="paragraph">
      <style:paragraph-properties fo:margin-left="0in" fo:margin-right="0in" fo:margin-top="0in" fo:margin-bottom="0in" fo:line-height="115%" fo:text-align="start" fo:text-indent="0in" style:text-autospace="ideograph-alpha" style:punctuation-wrap="hanging" style:line-break="strict" loext:tab-stop-distance="0in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Noto Sans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1" style:family="paragraph">
      <loext:graphic-properties draw:fill="solid" draw:fill-color="#a95c68"/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loext:tab-stop-distance="0in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Noto Sans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style:font-name="Sans serif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sans Serif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Sana Serif" fo:font-size="12pt" style:font-size-asian="12pt" style:font-size-complex="12pt"/>
    </style:style>
    <style:style style:name="T7" style:family="text">
      <style:text-properties style:font-name="Sana Serif"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9" style:family="text">
      <style:text-properties fo:font-size="11pt" fo:font-weight="normal" style:font-size-asian="11pt" style:font-weight-asian="normal" style:font-size-complex="11pt" style:font-weight-complex="normal"/>
    </style:style>
    <style:style style:name="T10" style:family="text">
      <style:text-properties style:font-name="Liberation Serif" fo:font-size="10pt" style:font-size-asian="10pt" style:font-size-complex="10pt"/>
    </style:style>
    <style:style style:name="T11" style:family="text">
      <style:text-properties style:font-name="Sans Serif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Sans Serif" fo:font-size="11pt" fo:font-weight="normal" style:font-size-asian="11pt" style:font-weight-asian="normal" style:font-size-complex="11pt" style:font-weight-complex="normal"/>
    </style:style>
    <style:style style:name="T13" style:family="text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T14" style:family="text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T15" style:family="text">
      <style:text-properties fo:color="#2a6099" loext:opacity="100%" style:font-name="Liberation Serif" fo:font-size="9pt" fo:font-weight="bold" style:font-size-asian="9pt" style:font-weight-asian="bold" style:font-size-complex="9pt" style:font-weight-complex="bold"/>
    </style:style>
    <style:style style:name="T16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17" style:family="text">
      <style:text-properties style:font-name="Liberation Serif" fo:font-size="9pt" fo:font-weight="normal" style:font-size-asian="9pt" style:font-weight-asian="normal" style:font-size-complex="9pt" style:font-weight-complex="normal"/>
    </style:style>
    <style:style style:name="T18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Sans serif" fo:font-size="8pt" fo:font-weight="normal" style:font-size-asian="8pt" style:font-weight-asian="normal" style:font-size-complex="8pt" style:font-weight-complex="normal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Noto Sans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5pt" style:language-asian="zh" style:country-asian="CN" style:font-style-asian="normal" style:font-weight-asian="normal" style:font-name-complex="Noto Sans Devanagari1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" fo:font-size="1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6pt" style:language-asian="zh" style:country-asian="CN" style:font-style-asian="normal" style:font-weight-asian="bold" style:font-name-complex="Noto Sans Devanagari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2pt" style:language-asian="zh" style:country-asian="CN" style:font-style-asian="normal" style:font-weight-asian="bold" style:font-name-complex="Noto Sans Devanagari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1pt" style:language-asian="zh" style:country-asian="CN" style:font-style-asian="normal" style:font-weight-asian="normal" style:font-name-complex="Noto Sans Devanagari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" fo:font-size="11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1pt" style:language-asian="zh" style:country-asian="CN" style:font-style-asian="normal" style:font-weight-asian="bold" style:font-name-complex="Noto Sans Devanagari1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Noto Sans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ans serfi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Noto Sans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ans serfi" fo:font-size="13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3pt" style:language-asian="zh" style:country-asian="CN" style:font-style-asian="normal" style:font-weight-asian="bold" style:font-name-complex="Noto Sans Devanagari1" style:font-size-complex="13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" fo:font-size="13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3pt" style:language-asian="zh" style:country-asian="CN" style:font-style-asian="normal" style:font-weight-asian="bold" style:font-name-complex="Noto Sans Devanagari1" style:font-size-complex="13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bold" style:font-name-complex="Noto Sans Devanagari1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normal" style:font-name-complex="Noto Sans Devanagari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Noto Sans Devanagari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ans 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Noto Sans Devanagari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anserif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bold" style:font-name-complex="Noto Sans Devanagari1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ansserif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bold" style:font-name-complex="Noto Sans Devanagari1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bold" style:font-name-complex="Noto Sans Devanagari1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ans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ans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Noto Sans Devanagari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ansserif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8pt" style:language-asian="zh" style:country-asian="CN" style:font-style-asian="normal" style:font-weight-asian="normal" style:font-name-complex="Noto Sans Devanagari1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Noto Sans Devanagari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bold" style:font-name-complex="Noto Sans Devanagari1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Noto Sans Devanagari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ans serif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bold" style:font-name-complex="Noto Sans Devanagari1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ans serif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Noto Sans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8pt" style:language-asian="zh" style:country-asian="CN" style:font-style-asian="normal" style:font-weight-asian="normal" style:font-name-complex="Noto Sans Devanagari1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svg:stroke-width="0.0402in" svg:stroke-color="#ffffff" draw:marker-start-width="0.2in" draw:marker-end-width="0.2in" draw:fill="bitmap" draw:fill-image-name="Bitmap_20_1" style:repeat="stretch" draw:fill-image-ref-point-x="0%" draw:fill-image-ref-point-y="0%" draw:fill-image-ref-point="center" draw:textarea-horizontal-align="justify" draw:textarea-vertical-align="middle" draw:auto-grow-height="false" fo:min-height="1.2138in" fo:min-width="0.8126in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f5f5dc" draw:textarea-horizontal-align="justify" draw:textarea-vertical-align="top" draw:auto-grow-height="false" fo:min-height="11.6925in" fo:min-width="5.057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ffffff" draw:marker-start="Arrowheads_20_1" draw:marker-end="Arrowheads_20_1" draw:fill="solid" draw:fill-color="#a95c68" draw:textarea-horizontal-align="justify" draw:textarea-vertical-align="top" draw:auto-grow-height="false" fo:min-height="11.6925in" fo:min-width="3.278in" style:writing-mode="lr-tb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 1" draw:style-name="gr3" draw:text-style-name="P11" svg:width="3.278in" svg:height="11.6925in" svg:x="-5.302in" svg:y="-0.8681in"><text:p text:style-name="P9"><text:span text:style-name="T20"><text:s text:c="2"/></text:span></text:p><text:p text:style-name="P9"><text:span text:style-name="T20"/></text:p><text:p text:style-name="P9"><text:span text:style-name="T20"/></text:p><text:p text:style-name="P9"><text:span text:style-name="T20"/></text:p><text:p text:style-name="P9"><text:span text:style-name="T21"><text:s text:c="29"/></text:span></text:p><text:p text:style-name="P10"><text:span text:style-name="T21"><text:s text:c="28"/></text:span><text:span text:style-name="T22">Nardos Walelegn</text:span></text:p><text:p text:style-name="P10"><text:span text:style-name="T21"><text:s text:c="30"/></text:span><text:span text:style-name="T23"><text:s/></text:span><text:span text:style-name="T24">Front-End Developer,</text:span><text:span text:style-name="T25"><text:line-break/></text:span><text:span text:style-name="T25"> <text:s text:c="37"/></text:span><text:span text:style-name="T26">Computer Science student</text:span></text:p><text:p text:style-name="P9"><text:span text:style-name="T25"/></text:p><text:p text:style-name="P9"><text:span text:style-name="T20"/></text:p><text:p text:style-name="P9"><text:span text:style-name="T20"/></text:p><text:p text:style-name="P9"><text:span text:style-name="T20"/></text:p><text:p text:style-name="P9"><text:span text:style-name="T20"/></text:p><text:p text:style-name="P9"><text:span text:style-name="T20"/></text:p><text:p text:style-name="P9"><text:span text:style-name="T20"/></text:p><text:p text:style-name="P9"><text:span text:style-name="T27"><text:s text:c="2"/></text:span><text:span text:style-name="T28"><text:s text:c="2"/></text:span><text:span text:style-name="T29"><text:s text:c="11"/></text:span><text:span text:style-name="T30"><text:s/></text:span><text:span text:style-name="T31">ABOUT ME</text:span><text:span text:style-name="T32"> </text:span><text:span text:style-name="T27"><text:line-break/></text:span><text:span text:style-name="T27"> <text:s text:c="3"/></text:span></text:p><text:p text:style-name="P10"><text:span text:style-name="T27"><text:s text:c="4"/></text:span><text:span text:style-name="T33">A Front-End Developer who loves turning </text:span><text:span text:style-name="T33"><text:line-break/></text:span><text:span text:style-name="T33"> <text:s text:c="4"/>designs <text:s/>in to </text:span><text:span text:style-name="T34">beautiful</text:span><text:span text:style-name="T33"> ,responsive user </text:span><text:span text:style-name="T33"><text:line-break/></text:span><text:span text:style-name="T33"> <text:s text:c="4"/>experiences. To me ,code is where creativity</text:span><text:span text:style-name="T33"><text:line-break/></text:span><text:span text:style-name="T33"> <text:s text:c="4"/>comes alive.</text:span></text:p><text:p text:style-name="P9"><text:span text:style-name="T27"/></text:p><text:p text:style-name="P9"><text:span text:style-name="T35"><text:s text:c="11"/></text:span></text:p><text:p text:style-name="P10"><text:span text:style-name="T36"><text:s text:c="12"/></text:span><text:span text:style-name="T37">EXPERTISE SKILLS</text:span><text:span text:style-name="T36"><text:line-break/></text:span><text:span text:style-name="T36"> </text:span><text:span text:style-name="T38"><text:s/></text:span><text:span text:style-name="T39">=&gt;</text:span><text:span text:style-name="T33">Front-End Engineering <text:s/></text:span></text:p><text:p text:style-name="P10"><text:span text:style-name="T39"><text:s text:c="14"/></text:span><text:span text:style-name="T40"><text:s text:c="2"/></text:span><text:span text:style-name="T33">React <text:s/></text:span><text:span text:style-name="T39"><text:s/></text:span></text:p><text:p text:style-name="P10"><text:span text:style-name="T39"><text:s text:c="16"/></text:span><text:span text:style-name="T41">Next.js</text:span></text:p><text:p text:style-name="P10"><text:span text:style-name="T40"><text:s text:c="26"/></text:span><text:span text:style-name="T40"><text:line-break/></text:span><text:span text:style-name="T40"> </text:span><text:span text:style-name="T42"><text:s/></text:span><text:span text:style-name="T43">=&gt; Languages</text:span></text:p><text:p text:style-name="P10"><text:span text:style-name="T43"><text:s text:c="15"/></text:span><text:span text:style-name="T43">Javascript(ES6 +)</text:span></text:p><text:p text:style-name="P10"><text:span text:style-name="T43"><text:s text:c="15"/></text:span><text:span text:style-name="T43">TypeScript</text:span></text:p><text:p text:style-name="P10"><text:span text:style-name="T40"><text:s text:c="15"/></text:span></text:p><text:p text:style-name="P10"><text:span text:style-name="T33"><text:s text:c="2"/></text:span><text:span text:style-name="T33">=&gt; Styling &amp; UI</text:span></text:p><text:p text:style-name="P10"><text:span text:style-name="T33"><text:s text:c="15"/></text:span><text:span text:style-name="T33">Tailwind css</text:span></text:p><text:p text:style-name="P10"><text:span text:style-name="T33"><text:s text:c="15"/></text:span><text:span text:style-name="T33">HTML5</text:span></text:p><text:p text:style-name="P10"><text:span text:style-name="T33"><text:s text:c="15"/></text:span><text:span text:style-name="T33">CSS3</text:span></text:p><text:p text:style-name="P10"><text:span text:style-name="T33"><text:s text:c="15"/></text:span><text:span text:style-name="T33">Bootstrap</text:span></text:p><text:p text:style-name="P10"><text:span text:style-name="T33"><text:s text:c="2"/></text:span><text:span text:style-name="T33">=&gt; Tools</text:span></text:p><text:p text:style-name="P10"><text:span text:style-name="T33"><text:s text:c="14"/></text:span><text:span text:style-name="T33">Visual Studio Code(VS Code)</text:span></text:p><text:p text:style-name="P10"><text:span text:style-name="T33"/></text:p><text:p text:style-name="P10"><text:span text:style-name="T33"/></text:p><text:p text:style-name="P10"><text:span text:style-name="T31"><text:s text:c="11"/></text:span><text:span text:style-name="T31">EDUCATION</text:span></text:p><text:p text:style-name="P10"><text:span text:style-name="T44"><text:s text:c="4"/></text:span><text:span text:style-name="T33">Bachelor of Science in Computer Science</text:span><text:span text:style-name="T33"><text:line-break/></text:span><text:span text:style-name="T33"> <text:s text:c="4"/>Micro Link Information Technology College</text:span><text:span text:style-name="T45"><text:line-break/></text:span><text:span text:style-name="T45"> <text:s text:c="4"/></text:span><text:span text:style-name="T33">Expected Graduation:2026</text:span></text:p><text:p text:style-name="P9"><text:span text:style-name="T40"/></text:p><text:p text:style-name="P10"><text:span text:style-name="T46"><text:s text:c="8"/></text:span></text:p><text:p text:style-name="P10"><text:span text:style-name="T36"><text:s text:c="8"/></text:span><text:span text:style-name="T31">CONTACT ME </text:span><text:span text:style-name="T31"><text:line-break/></text:span><text:span text:style-name="T31"> <text:s/></text:span><text:span text:style-name="T33"><text:s/>📍 Addis Ababa, Ethiopia</text:span><text:span text:style-name="T33"><text:line-break/></text:span><text:span text:style-name="T33"> <text:s text:c="4"/>📞 +251 960246425</text:span><text:span text:style-name="T33"><text:line-break/></text:span><text:span text:style-name="T33"> <text:s text:c="4"/>✉️ </text:span><text:span text:style-name="T33"><text:a xlink:href="mailto:nardosbizunsh@gmail.com" xlink:type="simple">nardosbizunsh@gmail.com</text:a></text:span><text:span text:style-name="T33"><text:line-break/></text:span><text:span text:style-name="T33"> <text:s text:c="4"/>linkedin.com/in/nardos-walelegn</text:span><text:span text:style-name="T33"><text:line-break/></text:span><text:span text:style-name="T33"> <text:s text:c="3"/>💻github.com/nardos1624</text:span><text:span text:style-name="T36"> </text:span><text:span text:style-name="T40"><text:line-break/></text:span><text:span text:style-name="T40"> <text:s text:c="9"/></text:span></text:p><text:p text:style-name="P9"><text:span text:style-name="T40"/></text:p><text:p text:style-name="P9"><text:span text:style-name="T40"><text:s text:c="12"/></text:span></text:p><text:p text:style-name="P9"><text:span text:style-name="T40"/></text:p><text:p text:style-name="P9"><text:span text:style-name="T40"/></text:p><text:p text:style-name="P9"><text:span text:style-name="T40"><text:s text:c="13"/></text:span></text:p><text:p text:style-name="P9"><text:span text:style-name="T40"/></text:p><text:p text:style-name="P9"><text:span text:style-name="T40"><text:s text:c="4"/></text:span></text:p><text:p text:style-name="P9"><text:span text:style-name="T40"><text:s text:c="2"/></text:span></text:p><text:p text:style-name="P9"><text:span text:style-name="T40"/></text:p><text:p text:style-name="P9"><text:span text:style-name="T40"><text:s text:c="20"/></text:span></text:p><text:p text:style-name="P9"><text:span text:style-name="T40"/></text:p><text:p text:style-name="P9"><text:span text:style-name="T40"><text:s text:c="15"/></text:span></text:p><text:p text:style-name="P9"><text:span text:style-name="T39"><text:s text:c="19"/></text:span></text:p><text:p text:style-name="P9"><text:span text:style-name="T39"><text:line-break/></text:span><text:span text:style-name="T39"> <text:s text:c="11"/></text:span></text:p><text:p text:style-name="P9"><text:span text:style-name="T36"/></text:p><text:p text:style-name="P9"><text:span text:style-name="T36"/></text:p><text:p text:style-name="P9"><text:span text:style-name="T36"/></text:p><text:p text:style-name="P9"><text:span text:style-name="T36"/></text:p><text:p text:style-name="P9"><text:span text:style-name="T36"/></text:p><text:p text:style-name="P9"><text:span text:style-name="T27"><text:line-break/></text:span><text:span text:style-name="T27"> <text:s text:c="69"/></text:span></text:p><draw:enhanced-geometry svg:viewBox="0 0 21600 21600" draw:type="rectangle" draw:enhanced-path="M 0 0 L 21600 0 21600 21600 0 21600 0 0 Z N"/></draw:custom-shape><draw:custom-shape text:anchor-type="paragraph" draw:z-index="2" draw:name="Shape 3" draw:style-name="gr1" draw:text-style-name="P2" svg:width="1.2031in" svg:height="1.7713in" svg:x="-0.6256in" svg:y="-0.19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 2" draw:style-name="gr2" draw:text-style-name="P8" svg:width="5.0571in" svg:height="11.6925in" svg:x="2.4244in" svg:y="-0.7874in"><text:p text:style-name="P3"/><text:p text:style-name="P3"/><text:p text:style-name="P4"><text:span text:style-name="T1"><text:s text:c="12"/></text:span><text:span text:style-name="T2">RELEVANT COURSEWORK</text:span></text:p><text:p text:style-name="P5"><text:span text:style-name="T3"><text:s text:c="9"/></text:span><text:span text:style-name="T3">Modern Web Development:Next.js,TypeScript,Tailwind CSS, React.js,Bootstrap </text:span><text:s/><text:line-break/></text:p><text:p text:style-name="P6"><text:s text:c="2"/></text:p><text:p text:style-name="P6"><text:s text:c="20"/><text:span text:style-name="T2">CERTIFICATIONS</text:span></text:p><text:p text:style-name="P5"><text:span text:style-name="T4"><text:s text:c="8"/></text:span><text:span text:style-name="T3">Front-End Web Development — Udemy</text:span><text:span text:style-name="T3"><text:line-break/></text:span><text:span text:style-name="T3"> <text:s text:c="11"/>Fundamentals of Programming — Udacity</text:span><text:span text:style-name="T3"><text:line-break/></text:span><text:span text:style-name="T3"> <text:s text:c="11"/>Modern JavaScript (ES6+) — Udemy</text:span><text:span text:style-name="T3"><text:line-break/></text:span><text:span text:style-name="T3"> <text:s text:c="11"/>React.js— Udemy</text:span><text:span text:style-name="T3"><text:line-break/></text:span><text:span text:style-name="T3"> <text:s text:c="11"/>Next.js 13 with TypeScript— Coding with Mosh</text:span><text:span text:style-name="T3"><text:line-break/></text:span><text:span text:style-name="T3"> <text:s text:c="11"/>HTML &amp; CSS— Udemy</text:span></text:p><text:p text:style-name="P5"><text:span text:style-name="T5"><text:s text:c="9"/></text:span><text:span text:style-name="T6"><text:line-break/></text:span><text:span text:style-name="T6"> <text:s text:c="10"/></text:span><text:span text:style-name="T7"><text:s text:c="7"/></text:span><text:span text:style-name="T2">INTERNSHIP EXPERIENCE</text:span><text:span text:style-name="T7"><text:line-break/></text:span><text:span text:style-name="T7"> <text:s text:c="6"/></text:span><text:span text:style-name="T8">Front-End Developer Intern</text:span><text:line-break/> <text:s text:c="5"/><text:span text:style-name="T9"><text:s text:c="2"/>Pharmacy Inventory &amp; Stock Management System</text:span><text:line-break/> <text:s text:c="2"/>=&gt; <text:span text:style-name="T3">Developed a comprehensive front-end for a pharmacy &amp; stock management System </text:span><text:span text:style-name="T3"><text:line-break/></text:span><text:span text:style-name="T3"> <text:s text:c="3"/>=&gt; Built an interactive dashboard displaying weekly transaction and stock reports</text:span><text:span text:style-name="T3"><text:line-break/></text:span><text:span text:style-name="T3"> <text:s text:c="3"/>=&gt; Implemented order management and real-time medicine availability tracking</text:span><text:span text:style-name="T3"><text:line-break/></text:span><text:span text:style-name="T3"> <text:s text:c="3"/>=&gt; Added expiry-date filtering to support safe and efficient inventory control </text:span><text:span text:style-name="T3"><text:line-break/></text:span><text:span text:style-name="T3"> <text:s text:c="3"/>=&gt; Designed transaction reports for monitoring sales and stock movement </text:span><text:span text:style-name="T3"><text:line-break/></text:span><text:span text:style-name="T3"> <text:s text:c="3"/>=&gt; Integrated out of stock notifications to alert users when medicines are unavailable</text:span></text:p><text:p text:style-name="P5"><text:span text:style-name="T3"><text:s text:c="20"/></text:span><text:span text:style-name="T3">Tech Stack: Next.js, TypeScript,Tailwind CSS</text:span></text:p><text:p text:style-name="P6"><text:span text:style-name="T3"><text:s text:c="13"/></text:span></text:p><text:p text:style-name="P7"><text:span text:style-name="T3"><text:s text:c="20"/></text:span><text:span text:style-name="T10"><text:s/></text:span><text:span text:style-name="T2"><text:s text:c="3"/></text:span><text:span text:style-name="T2">PROJECTS</text:span><text:span text:style-name="T11"><text:line-break/></text:span><text:span text:style-name="T11"> <text:s text:c="7"/></text:span><text:span text:style-name="T12"><text:s/></text:span><text:span text:style-name="T13">E-Commerce Shopping Platform</text:span><text:span text:style-name="T14">(</text:span><text:span text:style-name="T15"><text:a xlink:href="https://nardos1624.github.io/NardiShop/" xlink:type="simple">https://nardos1624.github.io/NardiShop/</text:a></text:span><text:span text:style-name="T14">)</text:span><text:span text:style-name="T14"><text:line-break/></text:span><text:span text:style-name="T14"> <text:s text:c="2"/>=&gt;</text:span><text:span text:style-name="T16">Designed and developed a responsive e-commerce front-end application</text:span><text:span text:style-name="T17"><text:line-break/></text:span><text:span text:style-name="T17"> <text:s text:c="2"/>=&gt;</text:span><text:span text:style-name="T16">Implemented category-based product browsing (Clothing, Electronics, Furniture,</text:span><text:span text:style-name="T16"><text:line-break/></text:span><text:span text:style-name="T16"> <text:s text:c="6"/>Kitchen Items)</text:span><text:span text:style-name="T17"><text:line-break/></text:span><text:span text:style-name="T17"> <text:s text:c="2"/>=&gt;</text:span><text:span text:style-name="T16">Built add-to-cart and checkout functionality with form validation</text:span><text:span text:style-name="T17"><text:line-break/></text:span><text:span text:style-name="T17"> <text:s text:c="2"/>=&gt;</text:span><text:span text:style-name="T16">Implemented user authentication flow (login &amp; account creation) to enhance</text:span><text:span text:style-name="T16"><text:line-break/></text:span><text:span text:style-name="T16"> <text:s text:c="7"/>platform security</text:span><text:span text:style-name="T17"><text:line-break/></text:span><text:span text:style-name="T17"> <text:s text:c="2"/>=&gt;</text:span><text:span text:style-name="T16">Focused on creating a smooth and user-friendly shopping experience</text:span><text:span text:style-name="T17"><text:line-break/></text:span><text:span text:style-name="T17"> <text:s text:c="19"/></text:span><text:span text:style-name="T16">Tech Stack: Next.js, TypeScript,Tailwind CSS</text:span><text:span text:style-name="T18"><text:line-break/></text:span><text:span text:style-name="T18"/></text:p><text:p text:style-name="P6"><text:span text:style-name="T11"/></text:p><text:p text:style-name="P6"><text:span text:style-name="T3"/></text:p><text:p text:style-name="P6"><text:s text:c="4"/></text:p><text:p text:style-name="P6"><text:s text:c="5"/></text:p><text:p text:style-name="P3"><text:span text:style-name="T19"><text:s/></text:span></text:p><draw:enhanced-geometry svg:viewBox="0 0 21600 21600" draw:mirror-horizontal="false" draw:mirror-vertical="false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ana Serif" svg:font-family="'Sana Serif'" style:font-family-generic="roman"/>
    <style:font-face style:name="Sans Serif" svg:font-family="'Sans Serif'" style:font-family-generic="swiss"/>
    <style:font-face style:name="Sans serfi" svg:font-family="'Sans serfi'" style:font-family-generic="swiss"/>
    <style:font-face style:name="Sans serif" svg:font-family="'Sans serif'" style:font-family-generic="swiss"/>
    <style:font-face style:name="Sanserif" svg:font-family="Sanserif" style:font-family-generic="swiss"/>
    <style:font-face style:name="Sansserif" svg:font-family="Sansserif" style:font-family-generic="swiss"/>
    <style:font-face style:name="sans  Serif" svg:font-family="'sans  Serif'" style:font-family-generic="swiss"/>
    <style:font-face style:name="sans Serif" svg:font-family="'sans Serif'" style:font-family-generic="swiss"/>
  </office:font-face-decls>
  <office:styles>
    <draw:fill-image draw:name="Bitmap_20_1" draw:display-name="Bitmap 1" xlink:href="Pictures/10000000000003550000050076EEE270.jpg" xlink:type="simple" xlink:show="embed" xlink:actuate="onLoad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>
          <style:column-sep style:width="0.0035in" style:color="#ec9ba4" style:height="100%" style:style="solid"/>
          <style:column style:rel-width="3355*" fo:start-indent="0in" fo:end-indent="0.1in"/>
          <style:column style:rel-width="6283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30T11:58:24.599182496</meta:creation-date>
    <meta:editing-duration>PT1H50M35S</meta:editing-duration>
    <meta:editing-cycles>15</meta:editing-cycles>
    <meta:generator>LibreOffice/24.2.7.2$Linux_X86_64 LibreOffice_project/420$Build-2</meta:generator>
    <dc:date>2026-01-05T14:11:29.264166097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